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6f43" officeooo:paragraph-rsid="00006f43"/>
    </style:style>
    <style:style style:name="P2" style:family="paragraph" style:parent-style-name="Standard">
      <style:text-properties officeooo:rsid="00006f43" officeooo:paragraph-rsid="00014f9c"/>
    </style:style>
    <style:style style:name="P3" style:family="paragraph" style:parent-style-name="Standard">
      <style:text-properties officeooo:rsid="00006f43" officeooo:paragraph-rsid="00032b45"/>
    </style:style>
    <style:style style:name="P4" style:family="paragraph" style:parent-style-name="Standard">
      <style:text-properties fo:font-size="14pt" fo:font-weight="bold" officeooo:rsid="00006f43" officeooo:paragraph-rsid="00006f43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006f43" officeooo:paragraph-rsid="00014f9c" fo:background-color="transparent"/>
    </style:style>
    <style:style style:name="P6" style:family="paragraph" style:parent-style-name="Standard">
      <style:text-properties officeooo:rsid="00006f43" officeooo:paragraph-rsid="00032b45" fo:background-color="transparent"/>
    </style:style>
    <style:style style:name="P7" style:family="paragraph" style:parent-style-name="Standard">
      <style:text-properties officeooo:rsid="00006f43" officeooo:paragraph-rsid="00052a4e" fo:background-color="transparent"/>
    </style:style>
    <style:style style:name="P8" style:family="paragraph" style:parent-style-name="Standard">
      <style:text-properties officeooo:rsid="00006f43" officeooo:paragraph-rsid="00063bab" fo:background-color="transparent"/>
    </style:style>
    <style:style style:name="T1" style:family="text">
      <style:text-properties officeooo:rsid="00014f9c"/>
    </style:style>
    <style:style style:name="T2" style:family="text">
      <style:text-properties fo:color="#c9211e" officeooo:rsid="00014f9c"/>
    </style:style>
    <style:style style:name="T3" style:family="text">
      <style:text-properties fo:color="#000000" officeooo:rsid="00014f9c"/>
    </style:style>
    <style:style style:name="T4" style:family="text">
      <style:text-properties fo:color="#000000" officeooo:rsid="00014f9c"/>
    </style:style>
    <style:style style:name="T5" style:family="text">
      <style:text-properties fo:color="#000000" officeooo:rsid="00014f9c" fo:background-color="#ffff00" loext:char-shading-value="0"/>
    </style:style>
    <style:style style:name="T6" style:family="text">
      <style:text-properties fo:color="#000000" officeooo:rsid="00014f9c" fo:background-color="#ffff00" loext:char-shading-value="0"/>
    </style:style>
    <style:style style:name="T7" style:family="text">
      <style:text-properties fo:color="#000000" officeooo:rsid="00052a4e" fo:background-color="#ffff00" loext:char-shading-value="0"/>
    </style:style>
    <style:style style:name="T8" style:family="text">
      <style:text-properties fo:color="#000000" officeooo:rsid="00032b45"/>
    </style:style>
    <style:style style:name="T9" style:family="text">
      <style:text-properties fo:color="#000000" officeooo:rsid="00014f9c" fo:background-color="transparent" loext:char-shading-value="0"/>
    </style:style>
    <style:style style:name="T10" style:family="text">
      <style:text-properties fo:color="#000000" officeooo:rsid="00032b45" fo:background-color="transparent" loext:char-shading-value="0"/>
    </style:style>
    <style:style style:name="T11" style:family="text">
      <style:text-properties fo:color="#000000" officeooo:rsid="00052a4e"/>
    </style:style>
    <style:style style:name="T12" style:family="text">
      <style:text-properties fo:color="#000000" officeooo:rsid="00063b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heminement MVC :</text:p>
      <text:p text:style-name="P1"/>
      <text:p text:style-name="P1">page d’accueil : /</text:p>
      <text:p text:style-name="P1">→ fonction index de HomeController →<text:span text:style-name="T1"> vue pages.home</text:span></text:p>
      <text:p text:style-name="P1"><text:s/><text:tab/>login : /login</text:p>
      <text:p text:style-name="P1"><text:tab/>→ fonction login de HomeController <text:span text:style-name="T6">à écrire</text:span></text:p>
      <text:p text:style-name="P7"><text:span text:style-name="T3"><text:tab/><text:tab/>→</text:span><text:span text:style-name="T11"> </text:span><text:span text:style-name="T12">espace membre : </text:span><text:span text:style-name="T11">fonction index UserController </text:span><text:span text:style-name="T5">à </text:span><text:span text:style-name="T7">créer et </text:span><text:span text:style-name="T5">écrire</text:span></text:p>
      <text:p text:style-name="P7"><text:span text:style-name="T3"><text:tab/><text:tab/>→</text:span><text:span text:style-name="T12"> ou accès à l’action désirée (next)</text:span></text:p>
      <text:p text:style-name="P8"><text:span text:style-name="T3"><text:tab/><text:tab/>→</text:span><text:span text:style-name="T12"> fonction index BackController si admin </text:span><text:span text:style-name="T5">à </text:span><text:span text:style-name="T7">créer et </text:span><text:span text:style-name="T5">écrire</text:span></text:p>
      <text:p text:style-name="P1"><text:tab/><text:span text:style-name="T1">inscription : /register</text:span></text:p>
      <text:p text:style-name="P1"><text:tab/>→<text:span text:style-name="T1"> fonction register de HomeController </text:span><text:span text:style-name="T6">à écrire</text:span></text:p>
      <text:p text:style-name="P1"><text:span text:style-name="T2"><text:tab/></text:span><text:span text:style-name="T3">à propos : /propos → vue à propos direct</text:span></text:p>
      <text:p text:style-name="P2"><text:span text:style-name="T3"><text:tab/>actus:/actus fonction actus de HomeController </text:span><text:span text:style-name="T6">à écrire</text:span></text:p>
      <text:p text:style-name="P5"><text:span text:style-name="T3"><text:tab/>insectes:/insectes</text:span></text:p>
      <text:p text:style-name="P5"><text:span text:style-name="T3"><text:tab/>→ fonction insectes de HomeController </text:span><text:span text:style-name="T5">à écrire</text:span></text:p>
      <text:p text:style-name="P5"><text:span text:style-name="T3"><text:tab/>recettes:/recette</text:span></text:p>
      <text:p text:style-name="P5"><text:span text:style-name="T3"><text:tab/>→ fonction recettes de HomeController </text:span><text:span text:style-name="T5">à écrire</text:span></text:p>
      <text:p text:style-name="P5"><text:span text:style-name="T3"><text:tab/>sites partenaires:/partenaires</text:span></text:p>
      <text:p text:style-name="P5"><text:span text:style-name="T3"><text:tab/>→</text:span><text:span text:style-name="T8"> </text:span><text:span text:style-name="T3">fonction partenaires de HomeController </text:span><text:span text:style-name="T5">à écrire</text:span></text:p>
      <text:p text:style-name="P6"><text:span text:style-name="T3"><text:tab/></text:span><text:span text:style-name="T8">contact</text:span><text:span text:style-name="T3"> : /</text:span><text:span text:style-name="T8">contact</text:span><text:span text:style-name="T3"> → vue </text:span><text:span text:style-name="T8">contact</text:span><text:span text:style-name="T3"> direct</text:span></text:p>
      <text:p text:style-name="P3"><text:span text:style-name="T3"><text:tab/></text:span><text:span text:style-name="T8">mentions légale</text:span><text:span text:style-name="T3">s:/</text:span><text:span text:style-name="T8">mentions →</text:span><text:span text:style-name="T9">vue </text:span><text:span text:style-name="T10">mentions</text:span><text:span text:style-name="T9"> direct</text:span></text:p>
      <text:p text:style-name="P6"><text:span text:style-name="T3"><text:tab/></text:span><text:span text:style-name="T8">FAQ</text:span><text:span text:style-name="T3">:/</text:span><text:span text:style-name="T8">faq</text:span></text:p>
      <text:p text:style-name="P6"><text:span text:style-name="T3"><text:tab/>→</text:span><text:span text:style-name="T8"> </text:span><text:span text:style-name="T3">fonction </text:span><text:span text:style-name="T8">faq</text:span><text:span text:style-name="T3"> de HomeController </text:span><text:span text:style-name="T5">à écrire</text:span></text:p>
      <text:p text:style-name="P1"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10:43:51.730000000</meta:creation-date>
    <dc:date>2019-12-01T11:27:39.269000000</dc:date>
    <meta:editing-duration>PT12M21S</meta:editing-duration>
    <meta:editing-cycles>3</meta:editing-cycles>
    <meta:generator>LibreOffice/6.2.7.1$Windows_X86_64 LibreOffice_project/23edc44b61b830b7d749943e020e96f5a7df63bf</meta:generator>
    <meta:document-statistic meta:table-count="0" meta:image-count="0" meta:object-count="0" meta:page-count="1" meta:paragraph-count="23" meta:word-count="124" meta:character-count="830" meta:non-whitespace-character-count="704"/>
  </office:meta>
</office:document-meta>
</file>